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224" officeooo:paragraph-rsid="0018c224"/>
    </style:style>
    <style:style style:name="P2" style:family="paragraph" style:parent-style-name="Standard">
      <style:text-properties fo:font-style="italic" officeooo:rsid="0018c224" officeooo:paragraph-rsid="0018c224" style:font-style-asian="italic" style:font-style-complex="italic"/>
    </style:style>
    <style:style style:name="P3" style:family="paragraph" style:parent-style-name="Standard">
      <style:text-properties fo:font-style="normal" officeooo:rsid="0018c224" officeooo:paragraph-rsid="0018c224" style:font-style-asian="normal" style:font-style-complex="normal"/>
    </style:style>
    <style:style style:name="T1" style:family="text">
      <style:text-properties officeooo:rsid="001ab9f3"/>
    </style:style>
    <style:style style:name="T2" style:family="text">
      <style:text-properties officeooo:rsid="001bf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trons Developer Skinny Guide<text:tab/><text:tab/><text:tab/><text:tab/><text:tab/><text:tab/><text:tab/>JY 09/28/20</text:p>
      <text:p text:style-name="P1"/>
      <text:p text:style-name="P1">Overview:</text:p>
      <text:p text:style-name="P1"><text:tab/>To design protocols effectively you need to break it down into steps, instead of doing it all at once. There is both dry lab design of the protocol in GUI/python, and then testing of it by observing the robot as it goes through the steps. An efficient workflow is:</text:p>
      <text:p text:style-name="P2">- design the protocol using the GUI</text:p>
      <text:p text:style-name="P2">- edit the protocol in python to make it adaptable for different #s of samples</text:p>
      <text:p text:style-name="P2">- test it on water experimentally and observe; iterate until satisfied</text:p>
      <text:p text:style-name="P2">- test on real samples and assay result to ensure quality.</text:p>
      <text:p text:style-name="P2"/>
      <text:p text:style-name="P3">1. GUI Design</text:p>
      <text:p text:style-name="P3">Go to this website: <text:a xlink:type="simple" xlink:href="https://designer.opentrons.com/" text:style-name="Internet_20_link" text:visited-style-name="Visited_20_Internet_20_Link">https://designer.opentrons.com/</text:a></text:p>
      <text:p text:style-name="P3">- create a new file</text:p>
      <text:p text:style-name="P3">- input the liquids in your protocol (ie wash buffer,buffer A, buffer B)</text:p>
      <text:p text:style-name="P3">- Layout the plate deck – remember you need to account for space for tip boxes</text:p>
      <text:p text:style-name="P3">- Begin designing the protocol stepwise – just design it for one full 96 well plate. Individual logic will be later.</text:p>
      <text:p text:style-name="P3">- Remember the steps specify mixing at both aspirate and dispense as well as tip logic, so do that. You can also just edit this later in python. </text:p>
      <text:p text:style-name="P3">- Export File</text:p>
      <text:p text:style-name="P3"/>
      <text:p text:style-name="P3">2. Editing in Python</text:p>
      <text:p text:style-name="P3">Go to this website to get API: <text:a xlink:type="simple" xlink:href="https://docs.opentrons.com/v2/" text:style-name="Internet_20_link" text:visited-style-name="Visited_20_Internet_20_Link">https://docs.opentrons.com/v2/</text:a></text:p>
      <text:p text:style-name="P3">- edit the workflow with any steps that you may have forgotten/needed to edit</text:p>
      <text:p text:style-name="P3">- write in logic for handling increments of smples (ie 8 or 12 at a time). Note that if you only have multichannels attached you will only be able to do increments of 8 or 12.</text:p>
      <text:p text:style-name="P3">- Make an interface pop up to inform the user what they need to do</text:p>
      <text:p text:style-name="P3">- COMMENT!</text:p>
      <text:p text:style-name="P3"/>
      <text:p text:style-name="P3">3. Testing on Water</text:p>
      <text:p text:style-name="P3">- <text:span text:style-name="T1">Turn on the robot and remove modules from deck as necessary. </text:span><text:span text:style-name="T2">Modules have their own power.</text:span></text:p>
      <text:p text:style-name="P3">- Load the protocol using the OT desktop progr<text:span text:style-name="T1">a</text:span>m</text:p>
      <text:p text:style-name="P3">- Calibrate the instrument to your protocol</text:p>
      <text:p text:style-name="P3">- Setup the plate deck as specified and liquids with water like you were doing the real assay. Use food dye as necessary.</text:p>
      <text:p text:style-name="P3">- Run protocol and make notes where it is going wrong/can be improved.</text:p>
      <text:p text:style-name="P3">- Repeat step 3 until finalized.</text:p>
      <text:p text:style-name="P3"/>
      <text:p text:style-name="P3">4. Biological Sample Testing</text:p>
      <text:p text:style-name="P3">- Prepare the protocol using the smallest increment with biological samples/buffers.</text:p>
      <text:p text:style-name="P3">- Run the protocol. Observe.</text:p>
      <text:p text:style-name="P3">- Harvest and assay for efficienc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0:01:06.145132505</meta:creation-date>
    <dc:date>2020-09-28T10:12:35.807558066</dc:date>
    <meta:editing-duration>PT11M30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32" meta:word-count="376" meta:character-count="2081" meta:non-whitespace-character-count="1727"/>
  </office:meta>
</office:document-meta>
</file>